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9" style:family="graphic" style:parent-style-name="objectwithoutfill">
      <style:graphic-properties svg:stroke-color="#ff990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gr15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663300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990066" draw:marker-end="Arrow" draw:marker-end-width="0.3cm" draw:fill="none" draw:textarea-vertical-align="middle"/>
    </style:style>
    <style:style style:name="gr18" style:family="graphic" style:parent-style-name="objectwithoutfill">
      <style:graphic-properties svg:stroke-color="#990066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9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color="#0000cc" fo:font-size="13pt" style:font-size-asian="13pt" style:font-size-complex="13pt"/>
    </style:style>
    <style:style style:name="P4" style:family="paragraph">
      <style:text-properties fo:color="#ff9900" fo:font-size="13pt" style:font-size-asian="13pt" style:font-size-complex="13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text-properties fo:color="#0000cc"/>
    </style:style>
    <style:style style:name="P8" style:family="paragraph">
      <style:text-properties fo:color="#ff3300"/>
    </style:style>
    <style:style style:name="P9" style:family="paragraph">
      <style:text-properties fo:color="#ff3300" fo:font-size="13pt" style:font-size-asian="13pt" style:font-size-complex="13pt"/>
    </style:style>
    <style:style style:name="P10" style:family="paragraph">
      <style:text-properties fo:color="#cc0000" fo:font-size="13pt" style:font-size-asian="13pt" style:font-size-complex="13pt"/>
    </style:style>
    <style:style style:name="P11" style:family="paragraph">
      <style:text-properties fo:color="#00cc00"/>
    </style:style>
    <style:style style:name="P12" style:family="paragraph">
      <style:text-properties fo:color="#00cc00" fo:font-size="13pt" style:font-size-asian="13pt" style:font-size-complex="13pt"/>
    </style:style>
    <style:style style:name="P13" style:family="paragraph">
      <style:text-properties fo:color="#663300"/>
    </style:style>
    <style:style style:name="P14" style:family="paragraph">
      <style:text-properties fo:color="#663300" fo:font-size="10pt" style:font-size-asian="10pt" style:font-size-complex="10pt"/>
    </style:style>
    <style:style style:name="P15" style:family="paragraph">
      <style:text-properties fo:color="#330033" fo:font-size="10pt" style:font-size-asian="10pt" style:font-size-complex="10pt"/>
    </style:style>
    <style:style style:name="P16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cc" fo:font-size="13pt" style:font-size-asian="13pt" style:font-size-complex="13pt"/>
    </style:style>
    <style:style style:name="T3" style:family="text">
      <style:text-properties fo:color="#ff9900" fo:font-size="13pt" style:font-size-asian="13pt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0000cc"/>
    </style:style>
    <style:style style:name="T6" style:family="text">
      <style:text-properties fo:color="#ff3300" fo:font-size="13pt" style:font-size-asian="13pt" style:font-size-complex="13pt"/>
    </style:style>
    <style:style style:name="T7" style:family="text">
      <style:text-properties fo:color="#cc0000" fo:font-size="13pt" style:font-size-asian="13pt" style:font-size-complex="13pt"/>
    </style:style>
    <style:style style:name="T8" style:family="text">
      <style:text-properties fo:color="#00cc00" fo:font-size="13pt" style:font-size-asian="13pt" style:font-size-complex="13pt"/>
    </style:style>
    <style:style style:name="T9" style:family="text">
      <style:text-properties fo:color="#663300" fo:font-size="10pt" style:font-size-asian="10pt" style:font-size-complex="10pt"/>
    </style:style>
    <style:style style:name="T10" style:family="text">
      <style:text-properties fo:color="#330033" fo:font-size="10pt" style:font-size-asian="10pt" style:font-size-complex="10pt"/>
    </style:style>
    <style:style style:name="T1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3cm" svg:height="2.384cm" svg:x="-11.7cm" svg:y="5.7cm">
          <draw:text-box>
            <text:p/>
            <text:p>Sys</text:p>
            <text:p>tty</text:p>
          </draw:text-box>
        </draw:frame>
        <draw:custom-shape draw:style-name="gr2" draw:text-style-name="P1" draw:layer="layout" svg:width="1cm" svg:height="17.9cm" svg:x="11.6cm" svg:y="2.2cm">
          <text:p text:style-name="P1">K</text:p>
          <text:p text:style-name="P1">E</text:p>
          <text:p text:style-name="P1">R</text:p>
          <text:p text:style-name="P1">N</text:p>
          <text:p text:style-name="P1">E</text:p>
          <text:p text:style-name="P1">L</text:p>
          <text:p text:style-name="P1"/>
          <text:p text:style-name="P1">C</text:p>
          <text:p text:style-name="P1">O</text:p>
          <text:p text:style-name="P1">R</text:p>
          <text:p text:style-name="P1">E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6.547cm" svg:height="1.673cm" svg:x="8.9cm" svg:y="0.527cm">
          <draw:text-box>
            <text:p>kernel_head, main</text:p>
            <text:p>kernel_low, kernel_lib</text:p>
          </draw:text-box>
        </draw:frame>
        <draw:custom-shape draw:style-name="gr2" draw:text-style-name="P1" draw:layer="layout" svg:width="4.8cm" svg:height="1.9cm" svg:x="1.1cm" svg:y="2.7cm">
          <text:p text:style-name="P1"/>
          <text:p text:style-name="P1">8259_pi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1.6cm" svg:y1="3.2cm" svg:x2="5.8cm" svg:y2="3.3cm">
          <text:p/>
        </draw:line>
        <draw:frame draw:style-name="gr3" draw:layer="layout" svg:width="5.607cm" svg:height="1.673cm" svg:x="5.9cm" svg:y="2.4cm">
          <draw:text-box>
            <text:p>Initialize 8259 PIC</text:p>
            <text:p>:init_8259()</text:p>
          </draw:text-box>
        </draw:frame>
        <draw:custom-shape draw:style-name="gr2" draw:text-style-name="P1" draw:layer="layout" svg:width="3.6cm" svg:height="1.3cm" svg:x="1cm" svg:y="5.7cm">
          <text:p text:style-name="P1">exception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6cm" svg:y1="6.4cm" svg:x2="4.6cm" svg:y2="6.4cm">
          <text:p/>
        </draw:line>
        <draw:frame draw:style-name="gr3" draw:layer="layout" svg:width="6.238cm" svg:height="1.673cm" svg:x="5.262cm" svg:y="5.527cm">
          <draw:text-box>
            <text:p>Handling exception: </text:p>
            <text:p>exception_handler()</text:p>
          </draw:text-box>
        </draw:frame>
        <draw:custom-shape draw:style-name="gr2" draw:text-style-name="P1" draw:layer="layout" svg:width="3.3cm" svg:height="1.8cm" svg:x="23.4cm" svg:y="5.6cm">
          <text:p text:style-name="P1">id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6cm" svg:x="23.5cm" svg:y="8.5cm">
          <text:p text:style-name="P1">paging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6cm" svg:y1="9.2cm" svg:x2="23.5cm" svg:y2="9.2cm">
          <text:p text:style-name="P1">Setup paging:setup_paging()</text:p>
        </draw:line>
        <draw:frame draw:style-name="gr3" draw:layer="layout" svg:width="6.352cm" svg:height="0.962cm" svg:x="15.2cm" svg:y="5.9cm">
          <draw:text-box>
            <text:p>Setup idt: setup_idt()</text:p>
          </draw:text-box>
        </draw:frame>
        <draw:line draw:style-name="gr6" draw:text-style-name="P1" draw:layer="layout" svg:x1="12.6cm" svg:y1="6.5cm" svg:x2="23.5cm" svg:y2="6.4cm">
          <text:p/>
        </draw:line>
      </draw:page>
      <draw:page draw:name="page2" draw:style-name="dp1" draw:master-page-name="Default">
        <draw:custom-shape draw:style-name="gr2" draw:text-style-name="P1" draw:layer="layout" svg:width="1cm" svg:height="10.4cm" svg:x="11.6cm" svg:y="2.2cm">
          <text:p text:style-name="P1">K</text:p>
          <text:p text:style-name="P1">E</text:p>
          <text:p text:style-name="P1">R</text:p>
          <text:p text:style-name="P1">N</text:p>
          <text:p text:style-name="P1">E</text:p>
          <text:p text:style-name="P1">L</text:p>
          <text:p text:style-name="P1"/>
          <text:p text:style-name="P1">C</text:p>
          <text:p text:style-name="P1">O</text:p>
          <text:p text:style-name="P1">R</text:p>
          <text:p text:style-name="P1">E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3.918cm" svg:height="0.962cm" svg:x="1.8cm" svg:y="1.5cm">
          <draw:text-box>
            <text:p>Continued...</text:p>
          </draw:text-box>
        </draw:frame>
        <draw:custom-shape draw:style-name="gr2" draw:text-style-name="P1" draw:layer="layout" svg:width="2.24cm" svg:height="2cm" svg:x="21.5cm" svg:y="2.3cm">
          <text:p text:style-name="P1">clock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7.987cm" svg:height="0.962cm" svg:x="13.2cm" svg:y="2.338cm">
          <draw:text-box>
            <text:p>Wait for interrupt: receive()</text:p>
          </draw:text-box>
        </draw:frame>
        <draw:line draw:style-name="gr4" draw:text-style-name="P1" draw:layer="layout" svg:x1="21.5cm" svg:y1="3.3cm" svg:x2="12.7cm" svg:y2="3.3cm">
          <text:p/>
        </draw:line>
        <draw:custom-shape draw:style-name="gr2" draw:text-style-name="P1" draw:layer="layout" svg:width="3cm" svg:height="1.5cm" svg:x="10.9cm" svg:y="14.5cm">
          <text:p text:style-name="P1">irq</text:p>
          <draw:enhanced-geometry svg:viewBox="0 0 21600 21600" draw:type="rectangle" draw:enhanced-path="M 0 0 L 21600 0 21600 21600 0 21600 0 0 Z N"/>
        </draw:custom-shape>
        <draw:frame draw:style-name="gr3" draw:layer="layout" svg:width="7.817cm" svg:height="0.962cm" svg:x="9.183cm" svg:y="13.2cm">
          <draw:text-box>
            <text:p>Handling irq: irq_handler()</text:p>
          </draw:text-box>
        </draw:frame>
        <draw:line draw:style-name="gr4" draw:text-style-name="P1" draw:layer="layout" svg:x1="12.1cm" svg:y1="12.5cm" svg:x2="12.1cm" svg:y2="14.6cm">
          <text:p/>
        </draw:line>
        <draw:frame draw:style-name="gr3" draw:text-style-name="P2" draw:layer="layout" svg:width="10.306cm" svg:height="0.806cm" svg:x="0.894cm" svg:y="14.8cm">
          <draw:text-box>
            <text:p text:style-name="P2"><text:span text:style-name="T1">interrupt(IRQ_PRIMARY_ATA): irq_handler()</text:span></text:p>
          </draw:text-box>
        </draw:frame>
        <draw:line draw:style-name="gr4" draw:text-style-name="P1" draw:layer="layout" svg:x1="13.9cm" svg:y1="15.2cm" svg:x2="24.9cm" svg:y2="15.2cm">
          <text:p/>
        </draw:line>
        <draw:line draw:style-name="gr4" draw:text-style-name="P1" draw:layer="layout" svg:x1="24.8cm" svg:y1="15.4cm" svg:x2="24.7cm" svg:y2="3.1cm">
          <text:p/>
        </draw:line>
        <draw:custom-shape draw:style-name="gr2" draw:text-style-name="P1" draw:layer="layout" svg:width="2.24cm" svg:height="2cm" svg:x="1.96cm" svg:y="3.1cm">
          <text:p text:style-name="P1">ata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9cm" svg:y1="15.2cm" svg:x2="1.4cm" svg:y2="15.1cm">
          <text:p/>
        </draw:line>
        <draw:line draw:style-name="gr4" draw:text-style-name="P1" draw:layer="layout" svg:x1="1.5cm" svg:y1="15cm" svg:x2="1.5cm" svg:y2="4cm">
          <text:p/>
        </draw:line>
        <draw:line draw:style-name="gr4" draw:text-style-name="P1" draw:layer="layout" svg:x1="1.5cm" svg:y1="4.2cm" svg:x2="2.2cm" svg:y2="4.2cm">
          <text:p/>
        </draw:line>
        <draw:line draw:style-name="gr4" draw:text-style-name="P1" draw:layer="layout" svg:x1="24.8cm" svg:y1="3.1cm" svg:x2="23.6cm" svg:y2="3cm">
          <text:p/>
        </draw:line>
        <draw:custom-shape draw:style-name="gr2" draw:text-style-name="P1" draw:layer="layout" svg:width="2.24cm" svg:height="2cm" svg:x="21.5cm" svg:y="2.3cm">
          <text:p text:style-name="P1">clock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24cm" svg:height="2cm" svg:x="21.5cm" svg:y="2.3cm">
          <text:p text:style-name="P1">clock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24cm" svg:height="2cm" svg:x="21.5cm" svg:y="2.3cm">
          <text:p text:style-name="P1">clock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3cm" svg:height="2.5cm" svg:x="2.6cm" svg:y="17.1cm">
          <text:p text:style-name="P1">F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cm" svg:height="2.5cm" svg:x="17.5cm" svg:y="16.8cm">
          <text:p text:style-name="P1">MM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1cm" svg:y1="17.1cm" svg:x2="11.6cm" svg:y2="6.1cm">
          <text:p/>
        </draw:line>
        <draw:frame draw:style-name="gr3" draw:text-style-name="P3" draw:layer="layout" svg:width="7.462cm" svg:height="0.763cm" svg:x="1.771cm" svg:y="11cm">
          <draw:text-box>
            <text:p text:style-name="P3"><text:span text:style-name="T2">Read/write ata hard disk: rw_dev()</text:span></text:p>
          </draw:text-box>
        </draw:frame>
        <draw:line draw:style-name="gr7" draw:text-style-name="P1" draw:layer="layout" svg:x1="11.4cm" svg:y1="6.3cm" svg:x2="4.2cm" svg:y2="3.8cm">
          <text:p/>
        </draw:line>
        <draw:frame draw:style-name="gr8" draw:text-style-name="P3" draw:layer="layout" svg:width="6.3cm" svg:height="1.275cm" svg:x="5.1cm" svg:y="4cm">
          <draw:text-box>
            <text:p text:style-name="P3"><text:span text:style-name="T2">Received read/write msg from FS: receive()</text:span></text:p>
          </draw:text-box>
        </draw:frame>
        <draw:line draw:style-name="gr9" draw:text-style-name="P1" draw:layer="layout" svg:x1="4.2cm" svg:y1="4.8cm" svg:x2="11.8cm" svg:y2="7.2cm">
          <text:p/>
        </draw:line>
        <draw:frame draw:style-name="gr3" draw:text-style-name="P4" draw:layer="layout" svg:width="4.795cm" svg:height="2.299cm" svg:x="5.459cm" svg:y="5.837cm">
          <draw:text-box>
            <text:p text:style-name="P4"><text:span text:style-name="T3">Wait for interrupt </text:span></text:p>
            <text:p text:style-name="P4"><text:span text:style-name="T3">From ata drive</text:span></text:p>
            <text:p text:style-name="P4"><text:span text:style-name="T3">And send back to FS</text:span></text:p>
            <text:p text:style-name="P4"><text:span text:style-name="T3">: Send() with PID_FS</text:span></text:p>
          </draw:text-box>
        </draw:frame>
        <draw:line draw:style-name="gr9" draw:text-style-name="P1" draw:layer="layout" svg:x1="11.6cm" svg:y1="7.2cm" svg:x2="6.4cm" svg:y2="17.1cm">
          <text:p/>
        </draw:line>
        <draw:frame draw:style-name="gr3" draw:text-style-name="P4" draw:layer="layout" svg:width="3.398cm" svg:height="1.787cm" svg:x="8cm" svg:y="11.7cm">
          <draw:text-box>
            <text:p text:style-name="P4"><text:span text:style-name="T3">Received msg</text:span></text:p>
            <text:p text:style-name="P4"><text:span text:style-name="T3"><text:s/></text:span><text:span text:style-name="T3">back from ata</text:span></text:p>
            <text:p text:style-name="P4"><text:span text:style-name="T3">:receive()</text:span></text:p>
          </draw:text-box>
        </draw:frame>
        <draw:frame draw:style-name="gr10" draw:layer="layout" svg:width="0.502cm" svg:height="0.962cm" svg:x="3.5cm" svg:y="4.3cm">
          <draw:text-box>
            <text:p/>
          </draw:text-box>
        </draw:frame>
        <draw:custom-shape draw:style-name="gr2" draw:text-style-name="P1" draw:layer="layout" svg:width="3cm" svg:height="1.5cm" svg:x="20.9cm" svg:y="5.8cm">
          <text:p text:style-name="P1">mem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4.2cm" svg:y1="3.3cm" svg:x2="11.7cm" svg:y2="3.4cm">
          <text:p text:style-name="P1"><text:span text:style-name="T4">Wait for interrupt: receive()</text:span></text:p>
        </draw:line>
        <draw:line draw:style-name="gr4" draw:text-style-name="P1" draw:layer="layout" svg:x1="20.9cm" svg:y1="6.4cm" svg:x2="12.6cm" svg:y2="6.4cm">
          <text:p/>
        </draw:line>
        <draw:frame draw:style-name="gr3" draw:text-style-name="P6" draw:layer="layout" svg:width="5.895cm" svg:height="0.763cm" svg:x="13.605cm" svg:y="5.8cm">
          <draw:text-box>
            <text:p><text:span text:style-name="T4">Wait for inetrrupt: receive()</text:span></text:p>
          </draw:text-box>
        </draw:frame>
        <draw:line draw:style-name="gr7" draw:text-style-name="P1" draw:layer="layout" svg:x1="5.3cm" svg:y1="19.6cm" svg:x2="5.3cm" svg:y2="20.3cm">
          <text:p/>
        </draw:line>
        <draw:line draw:style-name="gr7" draw:text-style-name="P1" draw:layer="layout" svg:x1="5.3cm" svg:y1="20.1cm" svg:x2="24.1cm" svg:y2="20.1cm">
          <text:p/>
        </draw:line>
        <draw:line draw:style-name="gr7" draw:text-style-name="P1" draw:layer="layout" svg:x1="23.9cm" svg:y1="20cm" svg:x2="23.5cm" svg:y2="7.2cm">
          <text:p/>
        </draw:line>
        <draw:frame draw:style-name="gr3" draw:text-style-name="P7" draw:layer="layout" svg:width="12.067cm" svg:height="0.962cm" svg:x="7.5cm" svg:y="19.6cm">
          <draw:text-box>
            <text:p text:style-name="P7"><text:span text:style-name="T5">Setup ram disk: send() with DISK_IOCTL</text:span></text:p>
          </draw:text-box>
        </draw:frame>
        <draw:line draw:style-name="gr12" draw:text-style-name="P1" draw:layer="layout" svg:x1="22.9cm" svg:y1="7.4cm" svg:x2="23.4cm" svg:y2="19.6cm">
          <text:p/>
        </draw:line>
        <draw:line draw:style-name="gr12" draw:text-style-name="P1" draw:layer="layout" svg:x1="23.4cm" svg:y1="19.5cm" svg:x2="7.8cm" svg:y2="19.4cm">
          <text:p/>
        </draw:line>
        <draw:frame draw:style-name="gr3" draw:text-style-name="P9" draw:layer="layout" svg:width="5.684cm" svg:height="1.787cm" svg:x="17.9cm" svg:y="10.8cm">
          <draw:text-box>
            <text:p text:style-name="P8"><text:span text:style-name="T6">Setup ram disk and send </text:span></text:p>
            <text:p text:style-name="P8"><text:span text:style-name="T6">back to FS</text:span></text:p>
            <text:p text:style-name="P8"><text:span text:style-name="T6">: send() with PID_FS</text:span></text:p>
          </draw:text-box>
        </draw:frame>
        <draw:line draw:style-name="gr13" draw:text-style-name="P1" draw:layer="layout" svg:x1="7.8cm" svg:y1="17.8cm" svg:x2="11.6cm" svg:y2="9.4cm">
          <text:p/>
        </draw:line>
        <draw:line draw:style-name="gr13" draw:text-style-name="P1" draw:layer="layout" svg:x1="12.6cm" svg:y1="9cm" svg:x2="20.9cm" svg:y2="7cm">
          <text:p/>
        </draw:line>
        <draw:frame draw:style-name="gr14" draw:text-style-name="P10" draw:layer="layout" svg:width="6.573cm" svg:height="0.763cm" svg:x="6.538cm" svg:y="16.337cm">
          <draw:text-box>
            <text:p text:style-name="P10"><text:span text:style-name="T7">Read/write ram disk: rw_dev()</text:span></text:p>
          </draw:text-box>
        </draw:frame>
        <draw:line draw:style-name="gr15" draw:text-style-name="P1" draw:layer="layout" svg:x1="20.9cm" svg:y1="7.4cm" svg:x2="12.6cm" svg:y2="9.8cm">
          <text:p/>
        </draw:line>
        <draw:line draw:style-name="gr15" draw:text-style-name="P1" draw:layer="layout" svg:x1="11.6cm" svg:y1="11cm" svg:x2="7.8cm" svg:y2="18.7cm">
          <text:p/>
        </draw:line>
        <draw:frame draw:style-name="gr3" draw:text-style-name="P12" draw:layer="layout" svg:width="8.605cm" svg:height="1.275cm" svg:x="12.9cm" svg:y="8.9cm">
          <draw:text-box>
            <text:p text:style-name="P11"><text:span text:style-name="T8">Read/write physical memory </text:span></text:p>
            <text:p text:style-name="P11"><text:span text:style-name="T8">and send back to FS: send with PID_FS</text:span></text:p>
          </draw:text-box>
        </draw:frame>
        <draw:frame draw:style-name="gr3" draw:text-style-name="P12" draw:layer="layout" svg:width="8.706cm" svg:height="0.763cm" svg:x="7.7cm" svg:y="17.3cm">
          <draw:text-box>
            <text:p text:style-name="P11"><text:span text:style-name="T8">Received msg back from mem: receive()</text:span></text:p>
          </draw:text-box>
        </draw:frame>
        <draw:frame draw:style-name="gr3" draw:text-style-name="P12" draw:layer="layout" svg:width="6.369cm" svg:height="1.275cm" svg:x="12.901cm" svg:y="8.901cm">
          <draw:text-box>
            <text:p text:style-name="P11"><text:span text:style-name="T8">Read/write physical memory </text:span></text:p>
            <text:p text:style-name="P11"><text:span text:style-name="T8">and send back to FS</text:span></text:p>
          </draw:text-box>
        </draw:frame>
        <draw:frame draw:style-name="gr14" draw:text-style-name="P10" draw:layer="layout" svg:width="5.658cm" svg:height="1.275cm" svg:x="13.027cm" svg:y="7.037cm">
          <draw:text-box>
            <text:p text:style-name="P10"><text:span text:style-name="T7">Received read/write msg </text:span></text:p>
            <text:p text:style-name="P10"><text:span text:style-name="T7">from FS: receive()</text:span></text:p>
          </draw:text-box>
        </draw:frame>
        <draw:custom-shape draw:style-name="gr2" draw:text-style-name="P1" draw:layer="layout" svg:width="3cm" svg:height="1.5cm" svg:x="19.4cm" svg:y="13.4cm">
          <text:p text:style-name="P1">sys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7.5cm" svg:y1="17.1cm" svg:x2="12.6cm" svg:y2="11.8cm">
          <text:p/>
        </draw:line>
        <draw:line draw:style-name="gr16" draw:text-style-name="P1" draw:layer="layout" svg:x1="12.7cm" svg:y1="11.8cm" svg:x2="19.8cm" svg:y2="13.4cm">
          <text:p/>
        </draw:line>
        <draw:line draw:style-name="gr17" draw:text-style-name="P1" draw:layer="layout" svg:x1="20.3cm" svg:y1="13.4cm" svg:x2="12.5cm" svg:y2="11.3cm">
          <text:p/>
        </draw:line>
        <draw:line draw:style-name="gr18" draw:text-style-name="P1" draw:layer="layout" svg:x1="12.6cm" svg:y1="11.3cm" svg:x2="17.8cm" svg:y2="16.9cm">
          <text:p text:style-name="P1">se</text:p>
        </draw:line>
        <draw:frame draw:style-name="gr19" draw:text-style-name="P14" draw:layer="layout" svg:width="3.3cm" svg:height="1.843cm" svg:x="14cm" svg:y="15.5cm">
          <draw:text-box>
            <text:p text:style-name="P13"><text:span text:style-name="T9">Report <text:s/>to kernel:sys_fork(),sys_copy(),sys_exit(),sys_exec()</text:span></text:p>
          </draw:text-box>
        </draw:frame>
        <draw:frame draw:style-name="gr20" draw:text-style-name="P14" draw:layer="layout" svg:width="3.3cm" svg:height="2.639cm" svg:x="16.8cm" svg:y="12.361cm">
          <draw:text-box>
            <text:p text:style-name="P13"><text:span text:style-name="T9">Received SYS_FORK,SYS_COPY,SYS_EXIT,SYS_EXEC from MM: receive()</text:span></text:p>
          </draw:text-box>
        </draw:frame>
        <draw:frame draw:style-name="gr3" draw:text-style-name="P15" draw:layer="layout" svg:width="3.233cm" svg:height="0.649cm" svg:x="14.6cm" svg:y="11.8cm">
          <draw:text-box>
            <text:p><text:span text:style-name="T10">Send back to MM</text:span></text:p>
          </draw:text-box>
        </draw:frame>
        <draw:frame draw:style-name="gr3" draw:text-style-name="P15" draw:layer="layout" svg:width="3.669cm" svg:height="1.047cm" svg:x="16.1cm" svg:y="15.053cm">
          <draw:text-box>
            <text:p><text:span text:style-name="T10">Received msg back </text:span></text:p>
            <text:p><text:span text:style-name="T10">from sys</text:span></text:p>
          </draw:text-box>
        </draw:frame>
        <draw:line draw:style-name="gr4" draw:text-style-name="P1" draw:layer="layout" svg:x1="17.5cm" svg:y1="18.1cm" svg:x2="7.8cm" svg:y2="18.3cm">
          <text:p/>
        </draw:line>
        <draw:line draw:style-name="gr4" draw:text-style-name="P1" draw:layer="layout" svg:x1="7.9cm" svg:y1="18.8cm" svg:x2="17.6cm" svg:y2="18.7cm">
          <text:p/>
        </draw:line>
        <draw:frame draw:style-name="gr3" draw:text-style-name="P16" draw:layer="layout" svg:width="6.238cm" svg:height="0.649cm" svg:x="9.2cm" svg:y="17.9cm">
          <draw:text-box>
            <text:p text:style-name="P16"><text:span text:style-name="T11">Report to fs:tell_fs() with FORK,EXIT</text:span></text:p>
          </draw:text-box>
        </draw:frame>
        <draw:frame draw:style-name="gr3" draw:text-style-name="P16" draw:layer="layout" svg:width="4.744cm" svg:height="0.649cm" svg:x="10.1cm" svg:y="18.601cm">
          <draw:text-box>
            <text:p text:style-name="P16"><text:span text:style-name="T11">Received msg back from f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1T06:57:30.792964212</meta:creation-date>
    <dc:date>2015-08-12T03:19:38.994732387</dc:date>
    <meta:editing-duration>PT4H57M35S</meta:editing-duration>
    <meta:editing-cycles>26</meta:editing-cycles>
    <meta:generator>LibreOffice/4.2.8.2$Linux_x86 LibreOffice_project/420m0$Build-2</meta:generator>
    <meta:document-statistic meta:object-count="77"/>
  </office:meta>
</office:document-meta>
</file>